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313b0" officeooo:paragraph-rsid="000313b0"/>
    </style:style>
    <style:style style:name="P2" style:family="paragraph" style:parent-style-name="Standard">
      <style:text-properties officeooo:rsid="000313b0" officeooo:paragraph-rsid="00036bdc"/>
    </style:style>
    <style:style style:name="P3" style:family="paragraph" style:parent-style-name="Standard">
      <style:text-properties officeooo:rsid="00036bdc" officeooo:paragraph-rsid="00036bdc"/>
    </style:style>
    <style:style style:name="P4" style:family="paragraph" style:parent-style-name="Standard">
      <style:text-properties officeooo:paragraph-rsid="00036bdc"/>
    </style:style>
    <style:style style:name="P5" style:family="paragraph" style:parent-style-name="Standard">
      <style:text-properties officeooo:rsid="00075595" officeooo:paragraph-rsid="0008be99"/>
    </style:style>
    <style:style style:name="P6" style:family="paragraph" style:parent-style-name="Text_20_body">
      <style:text-properties officeooo:rsid="000685fd" officeooo:paragraph-rsid="000685fd"/>
    </style:style>
    <style:style style:name="P7" style:family="paragraph" style:parent-style-name="Standard" style:list-style-name="L1">
      <style:text-properties officeooo:rsid="00036bdc" officeooo:paragraph-rsid="00036bdc"/>
    </style:style>
    <style:style style:name="P8" style:family="paragraph" style:parent-style-name="Standard" style:list-style-name="L1">
      <style:text-properties officeooo:rsid="00036bdc" officeooo:paragraph-rsid="0008be99"/>
    </style:style>
    <style:style style:name="P9" style:family="paragraph" style:parent-style-name="Standard" style:list-style-name="L1">
      <style:text-properties officeooo:rsid="000abc3f" officeooo:paragraph-rsid="000abc3f"/>
    </style:style>
    <style:style style:name="P10" style:family="paragraph" style:parent-style-name="Standard" style:list-style-name="L1">
      <style:text-properties officeooo:rsid="0008be99" officeooo:paragraph-rsid="000abc3f"/>
    </style:style>
    <style:style style:name="P11" style:family="paragraph" style:parent-style-name="Standard" style:list-style-name="L1">
      <style:text-properties officeooo:rsid="0008be99" officeooo:paragraph-rsid="0008be99"/>
    </style:style>
    <style:style style:name="P12" style:family="paragraph" style:parent-style-name="Standard" style:list-style-name="L1">
      <style:text-properties officeooo:rsid="000f05dc" officeooo:paragraph-rsid="000f05dc"/>
    </style:style>
    <style:style style:name="P13" style:family="paragraph" style:parent-style-name="Standard" style:list-style-name="L1">
      <style:text-properties officeooo:rsid="00075595" officeooo:paragraph-rsid="00036bdc"/>
    </style:style>
    <style:style style:name="P14" style:family="paragraph" style:parent-style-name="Standard" style:list-style-name="L1">
      <style:text-properties officeooo:rsid="00075595" officeooo:paragraph-rsid="0008be99"/>
    </style:style>
    <style:style style:name="P15" style:family="paragraph" style:parent-style-name="Standard" style:list-style-name="L1">
      <style:text-properties officeooo:rsid="00083258" officeooo:paragraph-rsid="00083258"/>
    </style:style>
    <style:style style:name="P16" style:family="paragraph" style:parent-style-name="Standard" style:list-style-name="L1">
      <style:text-properties officeooo:rsid="000c8c6b" officeooo:paragraph-rsid="000c8c6b"/>
    </style:style>
    <style:style style:name="P17" style:family="paragraph" style:parent-style-name="Standard" style:list-style-name="L1">
      <style:text-properties officeooo:rsid="000fdb5e" officeooo:paragraph-rsid="000fdb5e"/>
    </style:style>
    <style:style style:name="P18" style:family="paragraph" style:parent-style-name="Heading_20_2">
      <style:text-properties officeooo:paragraph-rsid="00036bdc"/>
    </style:style>
    <style:style style:name="P19" style:family="paragraph" style:parent-style-name="Heading_20_2">
      <style:text-properties officeooo:rsid="000685fd" officeooo:paragraph-rsid="000685fd"/>
    </style:style>
    <style:style style:name="T1" style:family="text">
      <style:text-properties officeooo:rsid="00075595"/>
    </style:style>
    <style:style style:name="T2" style:family="text">
      <style:text-properties officeooo:rsid="0008be99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0c8c6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date-style style:name="N120">
      <number:day/>
      <number:text>. </number:text>
      <number:month number:style="long" number:textual="true"/>
      <number:text> </number:text>
      <number:year number:style="long"/>
      <number:text> (</number:text>
      <number:hours number:style="long"/>
      <number:text>:</number:text>
      <number:minutes number:style="long"/>
      <number:text>)</number:text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Retsenseeritav töö</text:h>
      <text:p text:style-name="P1">Versioonihalduse URL:</text:p>
      <text:p text:style-name="P3">Töötava demo URL:</text:p>
      <text:h text:style-name="P18" text:outline-level="2">Retsensent</text:h>
      <text:p text:style-name="P2">Nimi:</text:p>
      <text:h text:style-name="Heading_20_2" text:outline-level="2">Küsimused töö kohta</text:h>
      <text:list xml:id="list1997033435234394132" text:style-name="L1">
        <text:list-item>
          <text:p text:style-name="P7"><text:span text:style-name="T2">M</text:span>is rakendusega on tegu?</text:p>
          <text:p text:style-name="P7"/>
        </text:list-item>
        <text:list-item>
          <text:p text:style-name="P7">Kas rakendus <text:span text:style-name="T1">on </text:span>funktsionaalne ja kasutatav? <text:span text:style-name="T2">Mida on võimalik lehel teha?</text:span></text:p>
          <text:p text:style-name="P7"/>
        </text:list-item>
        <text:list-item>
          <text:p text:style-name="P9">Kuidas on korraldatud failide paigutus projektis?</text:p>
          <text:p text:style-name="P9"/>
        </text:list-item>
        <text:list-item>
          <text:p text:style-name="P10">Kuidas hindad rakenduse andmebaasi struktuuri?<text:line-break/></text:p>
        </text:list-item>
        <text:list-item>
          <text:p text:style-name="P12">Mida arvad koodi stiilist? Kas kood on loetav?</text:p>
          <text:p text:style-name="P10"/>
        </text:list-item>
        <text:list-item>
          <text:p text:style-name="P10">Kuidas on kasutatud versioonihaldust? Kas <text:span text:style-name="T3">commit</text:span>-id on mõistlikud?</text:p>
          <text:p text:style-name="P10"/>
        </text:list-item>
        <text:list-item>
          <text:p text:style-name="P10">Kuidas kommenteerid Javascript-i kasutamist?</text:p>
          <text:p text:style-name="P13"/>
        </text:list-item>
        <text:list-item>
          <text:p text:style-name="P15"><text:span text:style-name="T2">Kuidas töödeldakse kasutaja sisestusi? Kas on võimalik </text:span>XSS?</text:p>
          <text:p text:style-name="P11"/>
        </text:list-item>
        <text:list-item>
          <text:p text:style-name="P14">Kas andmebaasi sisendid on töödeldud (või on võimalik tekitada SQL-i süstimist)?</text:p>
          <text:p text:style-name="P8"/>
        </text:list-item>
        <text:list-item>
          <text:p text:style-name="P16">Kas rakenduses on mõni turvaauk?</text:p>
          <text:p text:style-name="P8"/>
        </text:list-item>
        <text:list-item>
          <text:p text:style-name="P14">Kas HTML-kood on valideeruv?<text:line-break/></text:p>
        </text:list-item>
        <text:list-item>
          <text:p text:style-name="P17">Mida positiivset oskad töö kohta välja tuua?<text:line-break/></text:p>
        </text:list-item>
        <text:list-item>
          <text:p text:style-name="P17">Millele negatiivsele tahaksid tähelepanu juhtida?</text:p>
        </text:list-item>
      </text:list>
      <text:p text:style-name="P5"/>
      <text:h text:style-name="Heading_20_2" text:outline-level="2">Lisakommentaarid</text:h>
      <text:p text:style-name="P4">…</text:p>
      <text:h text:style-name="P19" text:outline-level="2">Hinne</text:h>
      <text:p text:style-name="P6">Mis hinnet pakud antud tööle (0 kuni 30 punkti)? <text:span text:style-name="T4">Miks?</text:span></text:p>
      <text:p text:style-name="P6"/>
      <text:p text:style-name="P6"><text:date style:data-style-name="N120" text:date-value="2016-06-03T01:58:07.165905931">3. June 2016 (01:56)</text:dat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 Mangus</meta:initial-creator>
    <meta:creation-date>2016-06-02T22:56:35.874736937</meta:creation-date>
    <dc:date>2016-06-03T01:58:07.128897571</dc:date>
    <dc:creator>Mart Mangus</dc:creator>
    <meta:editing-duration>PT1H8M46S</meta:editing-duration>
    <meta:editing-cycles>13</meta:editing-cycles>
    <meta:generator>LibreOffice/4.2.8.2$Linux_X86_64 LibreOffice_project/420m0$Build-2</meta:generator>
    <meta:document-statistic meta:table-count="0" meta:image-count="0" meta:object-count="0" meta:page-count="1" meta:paragraph-count="24" meta:word-count="128" meta:character-count="859" meta:non-whitespace-character-count="765"/>
  </office:meta>
</office:document-meta>
</file>